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ae13" officeooo:paragraph-rsid="0012ae13"/>
    </style:style>
    <style:style style:name="P2" style:family="paragraph" style:parent-style-name="Standard" style:list-style-name="L1">
      <style:text-properties officeooo:rsid="0013d28d" officeooo:paragraph-rsid="0013d28d"/>
    </style:style>
    <style:style style:name="P3" style:family="paragraph" style:parent-style-name="Standard">
      <style:text-properties officeooo:rsid="0013d28d" officeooo:paragraph-rsid="0013d28d"/>
    </style:style>
    <style:style style:name="P4" style:family="paragraph" style:parent-style-name="Standard">
      <style:text-properties officeooo:paragraph-rsid="0014ea9e"/>
    </style:style>
    <style:style style:name="P5" style:family="paragraph" style:parent-style-name="Standard">
      <style:text-properties style:text-underline-style="solid" style:text-underline-width="auto" style:text-underline-color="font-color" fo:font-weight="bold" officeooo:rsid="00155fb6" officeooo:paragraph-rsid="00155fb6" style:font-weight-asian="bold" style:font-weight-complex="bold"/>
    </style:style>
    <style:style style:name="P6" style:family="paragraph" style:parent-style-name="Standard">
      <style:text-properties style:text-underline-style="solid" style:text-underline-width="auto" style:text-underline-color="font-color" fo:font-weight="normal" officeooo:rsid="00155fb6" officeooo:paragraph-rsid="00155fb6" style:font-weight-asian="normal" style:font-weight-complex="normal"/>
    </style:style>
    <style:style style:name="P7" style:family="paragraph" style:parent-style-name="Standard">
      <style:text-properties style:text-underline-style="none" fo:font-weight="normal" officeooo:rsid="0016b782" officeooo:paragraph-rsid="0018dde7" style:font-weight-asian="normal" style:font-weight-complex="normal"/>
    </style:style>
    <style:style style:name="P8" style:family="paragraph" style:parent-style-name="Standard">
      <style:text-properties style:text-underline-style="none" fo:font-weight="normal" officeooo:rsid="0016b782" officeooo:paragraph-rsid="001a2224" style:font-weight-asian="normal" style:font-weight-complex="normal"/>
    </style:style>
    <style:style style:name="P9" style:family="paragraph" style:parent-style-name="Standard" style:list-style-name="L3">
      <style:text-properties style:text-underline-style="none" fo:font-weight="normal" officeooo:rsid="0018479c" officeooo:paragraph-rsid="0018479c" style:font-weight-asian="normal" style:font-weight-complex="normal"/>
    </style:style>
    <style:style style:name="P10" style:family="paragraph" style:parent-style-name="Standard">
      <style:text-properties officeooo:rsid="0018dde7" officeooo:paragraph-rsid="0018dde7"/>
    </style:style>
    <style:style style:name="P11" style:family="paragraph" style:parent-style-name="Standard">
      <style:text-properties officeooo:rsid="001a2224" officeooo:paragraph-rsid="001a2224"/>
    </style:style>
    <style:style style:name="T1" style:family="text">
      <style:text-properties officeooo:rsid="0014ea9e"/>
    </style:style>
    <style:style style:name="T2" style:family="text">
      <style:text-properties officeooo:rsid="0018dde7"/>
    </style:style>
    <style:style style:name="T3" style:family="text">
      <style:text-properties fo:font-style="italic" officeooo:rsid="0018dde7"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text:p>
      <text:p text:style-name="P1"/>
      <text:p text:style-name="P1">Vision: Alle Menschen auf der Welt vertreten die selben grundlegenden Werte von Respekt und Hilfsbereitschaft gegenüber anderen Menschen.</text:p>
      <text:p text:style-name="P1"/>
      <text:p text:style-name="P1">Um zu verstehen, ob und wie auf dieses Ziel hingearbeitet werden kann, erscheint es mir wichtig, </text:p>
      <text:list xml:id="list3175596018" text:style-name="L1">
        <text:list-item>
          <text:p text:style-name="P2">zu verstehen, unter welchen Umständen Menschen bereit sind, miteinander bzw. gegeneinander zu arbeiten</text:p>
        </text:list-item>
        <text:list-item>
          <text:p text:style-name="P2">zu verstehen, wie sich Haltungen und Meinungen zu anderen Menschen bilden</text:p>
        </text:list-item>
      </text:list>
      <text:p text:style-name="P3"/>
      <text:p text:style-name="P3"/>
      <text:p text:style-name="P3">Wenn ich das gut verstehe, kann ich überlegen, wie man Umstände herbeiführen kann, unter denen Menschen zusammenarbeiten, Umstände vermeiden kann, unter denen Menschen gegeneinander arbeiten und wie man dazu beitragen kann, dass Haltungen und Meinungen zu anderen Menschen sich im Sinne von Respekt und Hilfsbereitschaft entwickeln.</text:p>
      <text:p text:style-name="P3"/>
      <text:p text:style-name="P4"><text:span text:style-name="T1">Der erste Schritt besteht also darin, bestehende wissenschaftliche Literatur zu sichten um herauszufinden, welche Erkenntnisse es bereits in den genannten Bereichen gibt, und auch welche anderen Aspekte in diesem Zusammenhang noch wichtig sind, die ich vielleicht noch nicht bedacht habe.</text:span></text:p>
      <text:p text:style-name="P4"/>
      <text:p text:style-name="P4"/>
      <text:p text:style-name="P4"/>
      <text:p text:style-name="P5">Literature</text:p>
      <text:p text:style-name="P5"/>
      <text:p text:style-name="P6">Global Peace Index 2019</text:p>
      <text:p text:style-name="P8">The GPI establishes a measure of peacefulness for each country every year. <text:span text:style-name="T2">The report uses the concept of </text:span><text:span text:style-name="T3">Positive Peace</text:span><text:span text:style-name="T2">, which summarizes the “attitudes, institutions and structures that create and sustain peaceful societies”. This seems very related to the concepts I try to understand here, if not exactly the same. Therefore, looking into the scientific insights about Positive Peace could be very helpful.</text:span></text:p>
      <text:p text:style-name="P7"><text:span text:style-name="T2">According to the Global Peace Index, the eight pillars of so-called Positive Peace are:</text:span></text:p>
      <text:list xml:id="list284494118" text:style-name="L3">
        <text:list-item>
          <text:p text:style-name="P9">Well Functioning Government</text:p>
        </text:list-item>
        <text:list-item>
          <text:p text:style-name="P9">Sound Business Environment</text:p>
        </text:list-item>
        <text:list-item>
          <text:p text:style-name="P9">Equitable Distribution of Resources</text:p>
        </text:list-item>
        <text:list-item>
          <text:p text:style-name="P9">Free Flow of Information</text:p>
        </text:list-item>
        <text:list-item>
          <text:p text:style-name="P9">Good Relations with Neighbours</text:p>
        </text:list-item>
        <text:list-item>
          <text:p text:style-name="P9">High Levels of Human Capital</text:p>
        </text:list-item>
        <text:list-item>
          <text:p text:style-name="P9">Acceptance of the Rights of Others</text:p>
        </text:list-item>
        <text:list-item>
          <text:p text:style-name="P9">Low Levels of Corruption</text:p>
        </text:list-item>
      </text:list>
      <text:p text:style-name="P10"/>
      <text:p text:style-name="P11">However, since the GPI analyses peace on a global level, it might not be ideal for doing analyses on Germany, since I would suspect that in Germany all of the abovementioned pillars are in a very good state, except maybe nr 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03T10:58:14.109331682</meta:creation-date>
    <dc:date>2019-10-03T13:49:20.128426987</dc:date>
    <meta:editing-duration>PT10M4S</meta:editing-duration>
    <meta:editing-cycles>1</meta:editing-cycles>
    <meta:document-statistic meta:table-count="0" meta:image-count="0" meta:object-count="0" meta:page-count="1" meta:paragraph-count="20" meta:word-count="312" meta:character-count="2043" meta:non-whitespace-character-count="1760"/>
    <meta:generator>LibreOffice/6.3.2.2$Linux_X86_64 LibreOffice_project/25aaf1ddce300f673870e0f45168bdf5ba1c5316</meta:generator>
  </office:meta>
</office:document-meta>
</file>